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3ce6" officeooo:paragraph-rsid="00173ce6"/>
    </style:style>
    <style:style style:name="P2" style:family="paragraph" style:parent-style-name="Standard" style:list-style-name="L1">
      <style:text-properties officeooo:rsid="00173ce6" officeooo:paragraph-rsid="00173ce6"/>
    </style:style>
    <style:style style:name="P3" style:family="paragraph" style:parent-style-name="Standard" style:list-style-name="L2">
      <style:text-properties officeooo:rsid="00173ce6" officeooo:paragraph-rsid="00173ce6"/>
    </style:style>
    <style:style style:name="P4" style:family="paragraph" style:parent-style-name="Standard" style:list-style-name="L2">
      <style:text-properties officeooo:paragraph-rsid="00173ce6"/>
    </style:style>
    <style:style style:name="P5" style:family="paragraph" style:parent-style-name="Standard" style:list-style-name="L2">
      <style:text-properties officeooo:rsid="001933cb" officeooo:paragraph-rsid="001933cb"/>
    </style:style>
    <style:style style:name="P6" style:family="paragraph" style:parent-style-name="Standard" style:list-style-name="L2">
      <style:text-properties officeooo:rsid="001933cb" officeooo:paragraph-rsid="001ac3f1"/>
    </style:style>
    <style:style style:name="P7" style:family="paragraph" style:parent-style-name="Standard" style:list-style-name="L2">
      <style:text-properties officeooo:rsid="001ac3f1" officeooo:paragraph-rsid="001ac3f1"/>
    </style:style>
    <style:style style:name="T1" style:family="text">
      <style:text-properties officeooo:rsid="00173ce6"/>
    </style:style>
    <style:style style:name="T2" style:family="text">
      <style:text-properties officeooo:rsid="001ac3f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cription technique :</text:p>
      <text:p text:style-name="P1">A) Macro-Design</text:p>
      <text:p text:style-name="P1"/>
      <text:list xml:id="list791750757336649099" text:style-name="L1">
        <text:list-item>
          <text:p text:style-name="P2">Vue global du système</text:p>
          <text:p text:style-name="P2"/>
        </text:list-item>
        <text:list-item>
          <text:p text:style-name="P2">Vue Segmenté du système </text:p>
          <text:list>
            <text:list-item>
              <text:p text:style-name="P2">Module Principale </text:p>
            </text:list-item>
            <text:list-item>
              <text:p text:style-name="P2">Module Secondaire</text:p>
            </text:list-item>
            <text:list-item>
              <text:p text:style-name="P2">IHM</text:p>
            </text:list-item>
            <text:list-item>
              <text:p text:style-name="P2">Connectique </text:p>
              <text:p text:style-name="P2"/>
            </text:list-item>
          </text:list>
        </text:list-item>
        <text:list-item>
          <text:p text:style-name="P2">Contraintes</text:p>
        </text:list-item>
      </text:list>
      <text:p text:style-name="P1"><text:tab/></text:p>
      <text:p text:style-name="P1">B) Micro-Design</text:p>
      <text:list xml:id="list1736853309790166277" text:style-name="L2">
        <text:list-item>
          <text:p text:style-name="P3">Vue globale micro-design</text:p>
        </text:list-item>
        <text:list-item>
          <text:p text:style-name="P4"><text:span text:style-name="T1">Vue Segmentée micro-design</text:span></text:p>
          <text:list>
            <text:list-item>
              <text:p text:style-name="P4"><text:span text:style-name="T1">Module Principale</text:span></text:p>
              <text:list>
                <text:list-item>
                  <text:p text:style-name="P5">Hardware</text:p>
                  <text:list>
                    <text:list-item>
                      <text:p text:style-name="P7">Vue structurelle du module Principale </text:p>
                    </text:list-item>
                    <text:list-item>
                      <text:p text:style-name="P7">Contrôleur Module</text:p>
                    </text:list-item>
                    <text:list-item>
                      <text:p text:style-name="P7">module Bluetooth</text:p>
                    </text:list-item>
                    <text:list-item>
                      <text:p text:style-name="P7">communication interne</text:p>
                    </text:list-item>
                    <text:list-item>
                      <text:p text:style-name="P7">communication externe</text:p>
                    </text:list-item>
                  </text:list>
                </text:list-item>
                <text:list-item>
                  <text:p text:style-name="P5">Software</text:p>
                  <text:list>
                    <text:list-item>
                      <text:p text:style-name="P7">Protocole</text:p>
                    </text:list-item>
                    <text:list-item>
                      <text:p text:style-name="P7">Diagramme fonctionnel (algorithmique)</text:p>
                    </text:list-item>
                  </text:list>
                </text:list-item>
              </text:list>
            </text:list-item>
            <text:list-item>
              <text:p text:style-name="P3">Module Secondaire</text:p>
              <text:list>
                <text:list-item>
                  <text:p text:style-name="P5">Hardware</text:p>
                  <text:list>
                    <text:list-item>
                      <text:p text:style-name="P5">Vue structurelle du module secondaire</text:p>
                    </text:list-item>
                    <text:list-item>
                      <text:p text:style-name="P5">Circuit Margeur ( M )</text:p>
                    </text:list-item>
                    <text:list-item>
                      <text:p text:style-name="P5">Circuit Pompe <text:s/>( V )</text:p>
                    </text:list-item>
                    <text:list-item>
                      <text:p text:style-name="P5">Description Séquentiel</text:p>
                      <text:list>
                        <text:list-item>
                          <text:p text:style-name="P5"><text:span text:style-name="T2">P</text:span>ilotage de Led</text:p>
                        </text:list-item>
                        <text:list-item>
                          <text:p text:style-name="P5">Pilotage de contacteur</text:p>
                        </text:list-item>
                        <text:list-item>
                          <text:p text:style-name="P5">Acquisition de données Capteur</text:p>
                        </text:list-item>
                        <text:list-item>
                          <text:p text:style-name="P5">Acquisition de données bouton poussoir</text:p>
                        </text:list-item>
                        <text:list-item>
                          <text:p text:style-name="P5">Circuit combinatoire</text:p>
                        </text:list-item>
                        <text:list-item>
                          <text:p text:style-name="P5">Contrôleur module</text:p>
                        </text:list-item>
                        <text:list-item>
                          <text:p text:style-name="P5">Communication interne</text:p>
                        </text:list-item>
                        <text:list-item>
                          <text:p text:style-name="P5">Communication externe</text:p>
                        </text:list-item>
                      </text:list>
                    </text:list-item>
                  </text:list>
                </text:list-item>
                <text:list-item>
                  <text:p text:style-name="P5">Software</text:p>
                  <text:list>
                    <text:list-item>
                      <text:p text:style-name="P7">Protocole</text:p>
                    </text:list-item>
                    <text:list-item>
                      <text:p text:style-name="P7">Diagramme fonctionnel (algorithmique)</text:p>
                    </text:list-item>
                  </text:list>
                </text:list-item>
              </text:list>
            </text:list-item>
            <text:list-item>
              <text:p text:style-name="P3">IHM</text:p>
              <text:list>
                <text:list-item>
                  <text:p text:style-name="P5">Interface</text:p>
                </text:list-item>
                <text:list-item>
                  <text:p text:style-name="P5">Protocole</text:p>
                </text:list-item>
                <text:list-item>
                  <text:p text:style-name="P6">Diagramme <text:span text:style-name="T2">fonctionnel (algorithmique)</text:span></text:p>
                </text:list-item>
              </text:list>
            </text:list-item>
            <text:list-item>
              <text:p text:style-name="P3">Connectique</text:p>
              <text:list>
                <text:list-item>
                  <text:p text:style-name="P5">Communication filaire</text:p>
                </text:list-item>
                <text:list-item>
                  <text:p text:style-name="P5">Communication sans file 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4T10:47:01.372810919</meta:creation-date>
    <dc:date>2015-01-04T11:26:17.074633786</dc:date>
    <meta:editing-duration>PT7M35S</meta:editing-duration>
    <meta:editing-cycles>1</meta:editing-cycles>
    <meta:document-statistic meta:table-count="0" meta:image-count="0" meta:object-count="0" meta:page-count="1" meta:paragraph-count="47" meta:word-count="152" meta:character-count="965" meta:non-whitespace-character-count="895"/>
    <meta:generator>LibreOffice/4.2.7.2$Linux_X86_64 LibreOffice_project/420m0$Build-2</meta:generator>
  </office:meta>
</office:document-meta>
</file>